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f5543" officeooo:paragraph-rsid="000f5543" style:font-weight-asian="bold" style:font-weight-complex="bold"/>
    </style:style>
    <style:style style:name="P3" style:family="paragraph" style:parent-style-name="Standard" style:list-style-name="L1">
      <loext:graphic-properties draw:fill-gradient-name="gradient" draw:fill-hatch-name="hatch"/>
      <style:paragraph-properties fo:line-height="200%"/>
      <style:text-properties fo:font-size="11.5pt" officeooo:rsid="0014c058" officeooo:paragraph-rsid="0014c058" style:font-size-asian="11.5pt" style:font-size-complex="11.5pt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line-height="200%" fo:text-indent="0in" style:auto-text-indent="true"/>
      <style:text-properties fo:font-size="11.5pt" officeooo:rsid="0014c058" officeooo:paragraph-rsid="0014c058" style:font-size-asian="11.5pt" style:font-size-complex="11.5pt"/>
    </style:style>
    <style:style style:name="P5" style:family="paragraph" style:parent-style-name="Standard" style:list-style-name="L1">
      <loext:graphic-properties draw:fill-gradient-name="gradient" draw:fill-hatch-name="hatch"/>
      <style:paragraph-properties fo:line-height="200%"/>
      <style:text-properties fo:font-size="11.5pt" fo:font-weight="normal" officeooo:rsid="0012f53f" officeooo:paragraph-rsid="0012f53f" style:font-size-asian="11.5pt" style:font-weight-asian="normal" style:font-size-complex="11.5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line-height="200%"/>
      <style:text-properties fo:font-size="11.5pt" fo:font-weight="normal" officeooo:paragraph-rsid="0012f53f" style:font-size-asian="11.5pt" style:font-weight-asian="normal" style:font-size-complex="11.5pt" style:font-weight-complex="normal"/>
    </style:style>
    <style:style style:name="P7" style:family="paragraph" style:parent-style-name="Standard" style:list-style-name="L3">
      <loext:graphic-properties draw:fill-gradient-name="gradient" draw:fill-hatch-name="hatch"/>
      <style:paragraph-properties fo:line-height="200%"/>
      <style:text-properties officeooo:paragraph-rsid="0014c058"/>
    </style:style>
    <style:style style:name="T1" style:family="text">
      <style:text-properties fo:font-weight="bold" officeooo:rsid="000f5543" style:font-weight-asian="bold" style:font-weight-complex="bold"/>
    </style:style>
    <style:style style:name="T2" style:family="text">
      <style:text-properties fo:font-weight="bold" officeooo:rsid="0014c058" style:font-weight-asian="bold" style:font-weight-complex="bold"/>
    </style:style>
    <style:style style:name="T3" style:family="text">
      <style:text-properties officeooo:rsid="000f5543"/>
    </style:style>
    <style:style style:name="T4" style:family="text">
      <style:text-properties officeooo:rsid="00101125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fo:font-weight="normal" officeooo:rsid="000f5543" style:font-weight-asian="normal" style:font-weight-complex="normal"/>
    </style:style>
    <style:style style:name="T7" style:family="text">
      <style:text-properties fo:font-size="11.5pt" fo:font-weight="normal" officeooo:rsid="000f5543" style:font-size-asian="11.5pt" style:font-weight-asian="normal" style:font-size-complex="11.5pt" style:font-weight-complex="normal"/>
    </style:style>
    <style:style style:name="T8" style:family="text">
      <style:text-properties officeooo:rsid="0014c0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You, the reader, know best what works for you. Please use this book in any way that suits you. Here’s how I use </text:span><text:span text:style-name="T1">500 Daily Saxophone Etudes, Volume 2</text:span><text:span text:style-name="T6">:</text:span></text:p>
      <text:list xml:id="list3118609422" text:style-name="L3">
        <text:list-item>
          <text:p text:style-name="P7"><text:span text:style-name="T7">Volume 1 focused on etudes based on musical scales. In contrast, Volume 2 emphasizes learning complex rhythmic patterns in all 12 keys.</text:span></text:p>
        </text:list-item>
        <text:list-item>
          <text:p text:style-name="P7"><text:span text:style-name="T7">I select an etude from Volume 2 and listen to it several times.</text:span></text:p>
        </text:list-item>
        <text:list-item>
          <text:p text:style-name="P7"><text:span text:style-name="T7">Then, I play it slowly along with a metronome—either a physical metronome or the one built into each MuseScore file.</text:span></text:p>
        </text:list-item>
        <text:list-item>
          <text:p text:style-name="P7"><text:span text:style-name="T7">Each day, I gradually increase the speed until I can play the etude at full tempo with no errors.</text:span></text:p>
        </text:list-item>
        <text:list-item>
          <text:p text:style-name="P7"><text:span text:style-name="T7">Once I’ve mastered the etude in one key, I move on to the next key.</text:span></text:p>
        </text:list-item>
      </text:list>
      <text:list xml:id="list4071953666" text:style-name="L1">
        <text:list-header>
          <text:p text:style-name="P5"/>
        </text:list-header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f5543" officeooo:paragraph-rsid="000f5543" style:font-weight-asian="bold" style:font-weight-complex="bold"/>
    </style:style>
    <style:style style:name="MT1" style:family="text">
      <style:text-properties officeooo:rsid="0014c058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 – <text:span text:style-name="MT1">Volume 2</text:span></text:p>
        <text:p text:style-name="MP2">How to use this 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2-28T19:20:32.170660146</dc:date>
    <meta:editing-duration>PT39M3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35" meta:character-count="689" meta:non-whitespace-character-count="567"/>
  </office:meta>
</office:document-meta>
</file>